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2.78705953240912E+043" calcext:value-type="float">
            <text:p>2.79E+4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.41450452327681E+043" calcext:value-type="float">
            <text:p>4.41E+4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5.4943674824754E+043" calcext:value-type="float">
            <text:p>5.49E+4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6.27745364451853E+043" calcext:value-type="float">
            <text:p>6.28E+43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6.88676417304513E+043" calcext:value-type="float">
            <text:p>6.89E+4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7.26938146558514E+043" calcext:value-type="float">
            <text:p>7.27E+4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7.52859549353154E+043" calcext:value-type="float">
            <text:p>7.53E+43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.60458028201575E+043" calcext:value-type="float">
            <text:p>7.60E+43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7.49042537931401E+043" calcext:value-type="float">
            <text:p>7.49E+43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7.38789466355843E+043" calcext:value-type="float">
            <text:p>7.39E+43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7.12336899468515E+043" calcext:value-type="float">
            <text:p>7.12E+4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6.79535224204289E+043" calcext:value-type="float">
            <text:p>6.80E+4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6.33066056849365E+043" calcext:value-type="float">
            <text:p>6.33E+4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5.92724584686668E+043" calcext:value-type="float">
            <text:p>5.93E+4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5.41056066489321E+043" calcext:value-type="float">
            <text:p>5.41E+4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4.79978513560026E+043" calcext:value-type="float">
            <text:p>4.80E+43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.21470160042435E+043" calcext:value-type="float">
            <text:p>4.21E+4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.593640613837E+043" calcext:value-type="float">
            <text:p>3.59E+4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.95527696884268E+043" calcext:value-type="float">
            <text:p>2.96E+4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.33932763140073E+043" calcext:value-type="float">
            <text:p>2.34E+43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.71741979977696E+043" calcext:value-type="float">
            <text:p>1.72E+4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.13458753154055E+043" calcext:value-type="float">
            <text:p>1.13E+4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.14844361475031E+042" calcext:value-type="float">
            <text:p>6.15E+4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.0101047537617E+042" calcext:value-type="float">
            <text:p>2.01E+42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0:18:39.277537821</meta:creation-date>
    <dc:date>2021-09-07T10:26:53.903015205</dc:date>
    <meta:editing-duration>PT8M14S</meta:editing-duration>
    <meta:editing-cycles>2</meta:editing-cycles>
    <meta:generator>LibreOffice/6.4.7.2$Linux_X86_64 LibreOffice_project/40$Build-2</meta:generator>
    <meta:document-statistic meta:table-count="1" meta:cell-count="48" meta:object-count="0"/>
  </office:meta>
</office:document-meta>
</file>